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0678" officeooo:paragraph-rsid="001e0678"/>
    </style:style>
    <style:style style:name="P2" style:family="paragraph" style:parent-style-name="Standard">
      <style:text-properties officeooo:paragraph-rsid="001e0678"/>
    </style:style>
    <style:style style:name="P3" style:family="paragraph" style:parent-style-name="Standard">
      <style:text-properties officeooo:rsid="001e41cf" officeooo:paragraph-rsid="001e41cf"/>
    </style:style>
    <style:style style:name="P4" style:family="paragraph" style:parent-style-name="Standard">
      <style:text-properties officeooo:rsid="001f4e87" officeooo:paragraph-rsid="001f4e87"/>
    </style:style>
    <style:style style:name="P5" style:family="paragraph" style:parent-style-name="Standard">
      <style:text-properties officeooo:rsid="001e0678" officeooo:paragraph-rsid="001e0678"/>
    </style:style>
    <style:style style:name="P6" style:family="paragraph" style:parent-style-name="Standard">
      <style:text-properties officeooo:rsid="001e0678" officeooo:paragraph-rsid="001e41cf"/>
    </style:style>
    <style:style style:name="P7" style:family="paragraph" style:parent-style-name="Standard">
      <style:text-properties officeooo:rsid="001e0678" officeooo:paragraph-rsid="00211570"/>
    </style:style>
    <style:style style:name="P8" style:family="paragraph" style:parent-style-name="Standard">
      <style:text-properties officeooo:rsid="001e0678" officeooo:paragraph-rsid="002678e6"/>
    </style:style>
    <style:style style:name="P9" style:family="paragraph" style:parent-style-name="Standard">
      <style:text-properties officeooo:rsid="001e41cf" officeooo:paragraph-rsid="001e41cf"/>
    </style:style>
    <style:style style:name="P10" style:family="paragraph" style:parent-style-name="Standard">
      <style:text-properties officeooo:rsid="001e41cf" officeooo:paragraph-rsid="002678e6"/>
    </style:style>
    <style:style style:name="P11" style:family="paragraph" style:parent-style-name="Standard">
      <style:text-properties officeooo:rsid="00204150" officeooo:paragraph-rsid="00211570"/>
    </style:style>
    <style:style style:name="P12" style:family="paragraph" style:parent-style-name="Standard">
      <style:text-properties officeooo:rsid="00211570" officeooo:paragraph-rsid="00211570"/>
    </style:style>
    <style:style style:name="P13" style:family="paragraph" style:parent-style-name="Standard">
      <style:text-properties officeooo:rsid="00211570" officeooo:paragraph-rsid="00219d47"/>
    </style:style>
    <style:style style:name="P14" style:family="paragraph" style:parent-style-name="Standard">
      <style:text-properties officeooo:rsid="001f4e87" officeooo:paragraph-rsid="00219d47"/>
    </style:style>
    <style:style style:name="P15" style:family="paragraph" style:parent-style-name="Standard">
      <style:text-properties officeooo:rsid="001f4e87" officeooo:paragraph-rsid="00228d1e"/>
    </style:style>
    <style:style style:name="P16" style:family="paragraph" style:parent-style-name="Standard">
      <style:text-properties officeooo:rsid="001f4e87" officeooo:paragraph-rsid="0023437f"/>
    </style:style>
    <style:style style:name="P17" style:family="paragraph" style:parent-style-name="Standard">
      <style:text-properties officeooo:rsid="00219d47" officeooo:paragraph-rsid="00219d47"/>
    </style:style>
    <style:style style:name="P18" style:family="paragraph" style:parent-style-name="Standard">
      <style:text-properties officeooo:rsid="0023437f" officeooo:paragraph-rsid="0023437f"/>
    </style:style>
    <style:style style:name="P19" style:family="paragraph" style:parent-style-name="Standard">
      <style:text-properties officeooo:rsid="0024a002" officeooo:paragraph-rsid="0024a002"/>
    </style:style>
    <style:style style:name="P20" style:family="paragraph" style:parent-style-name="Standard">
      <style:text-properties officeooo:rsid="002678e6" officeooo:paragraph-rsid="002678e6"/>
    </style:style>
    <style:style style:name="P21" style:family="paragraph" style:parent-style-name="Standard">
      <style:text-properties officeooo:rsid="001e0678" officeooo:paragraph-rsid="002678e6" fo:background-color="#ffffff"/>
    </style:style>
    <style:style style:name="P22" style:family="paragraph" style:parent-style-name="Standard">
      <style:text-properties officeooo:paragraph-rsid="002678e6" fo:background-color="#ffffff"/>
    </style:style>
    <style:style style:name="P23" style:family="paragraph" style:parent-style-name="Standard">
      <style:text-properties officeooo:paragraph-rsid="001e0678" fo:background-color="#ffffff"/>
    </style:style>
    <style:style style:name="P24" style:family="paragraph" style:parent-style-name="Standard">
      <style:text-properties officeooo:paragraph-rsid="002678e6" fo:background-color="#ffff99"/>
    </style:style>
    <style:style style:name="T1" style:family="text">
      <style:text-properties officeooo:rsid="001e0678"/>
    </style:style>
    <style:style style:name="T2" style:family="text">
      <style:text-properties officeooo:rsid="001f4e87"/>
    </style:style>
    <style:style style:name="T3" style:family="text">
      <style:text-properties officeooo:rsid="00211570"/>
    </style:style>
    <style:style style:name="T4" style:family="text">
      <style:text-properties officeooo:rsid="00219d47"/>
    </style:style>
    <style:style style:name="T5" style:family="text">
      <style:text-properties officeooo:rsid="002678e6"/>
    </style:style>
    <style:style style:name="T6" style:family="text">
      <style:text-properties officeooo:rsid="001e0678" fo:background-color="#996633" loext:char-shading-value="0"/>
    </style:style>
    <style:style style:name="T7" style:family="text">
      <style:text-properties fo:background-color="#ffffff" loext:char-shading-value="0"/>
    </style:style>
    <style:style style:name="T8" style:family="text">
      <style:text-properties officeooo:rsid="001e0678" fo:background-color="#ffffff" loext:char-shading-value="0"/>
    </style:style>
    <style:style style:name="T9" style:family="text">
      <style:text-properties fo:background-color="#996666" loext:char-shading-value="0"/>
    </style:style>
    <style:style style:name="T10" style:family="text">
      <style:text-properties officeooo:rsid="001e0678" fo:background-color="#ffff99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Name:SHAIKH ISHAQUE</text:span></text:p>
      <text:p text:style-name="P22"><text:span text:style-name="T1">Date <text:s/>:08/02/2017</text:span></text:p>
      <text:p text:style-name="P1"><text:span text:style-name="T7"><text:tab/><text:tab/></text:span><text:tab/><text:tab/><text:tab/></text:p>
      <text:p text:style-name="P2"><text:tab/><text:tab/><text:tab/><text:tab/><text:span text:style-name="T10">CLASES/OBJECT -OVERVIEW OF OOPS</text:span></text:p>
      <text:p text:style-name="P23"/>
      <text:p text:style-name="P21">Class : <text:s text:c="33"/></text:p>
      <text:p text:style-name="P21"><text:s text:c="45"/>it is a blue print of an object</text:p>
      <text:p text:style-name="P1"><text:span text:style-name="T7"><text:tab/></text:span> <text:s text:c="32"/>just like structur class is a user defined data type.</text:p>
      <text:p text:style-name="P1"><text:s text:c="45"/>Class is having a logical existence.it doesnot have physical <text:s text:c="3"/>existence.</text:p>
      <text:p text:style-name="P8"><text:span text:style-name="T7"><text:s/>Object: <text:s text:c="3"/></text:span><text:s text:c="28"/></text:p>
      <text:p text:style-name="P8"><text:s text:c="46"/>it is an instance of a class.</text:p>
      <text:p text:style-name="P1"><text:s text:c="46"/>it is having a physicsal existence</text:p>
      <text:p text:style-name="P1"/>
      <text:p text:style-name="P8"><text:span text:style-name="T7">Instance Varible</text:span>: <text:s text:c="18"/></text:p>
      <text:p text:style-name="P8"><text:s text:c="46"/>a variable that is defined inside the method and belong only to the <text:s text:c="39"/></text:p>
      <text:p text:style-name="P1"><text:s text:c="46"/><text:span text:style-name="T5">current instance of the class</text:span></text:p>
      <text:p text:style-name="P1"/>
      <text:p text:style-name="P10"><text:span text:style-name="T7">Class variable:</text:span> <text:s text:c="21"/></text:p>
      <text:p text:style-name="P10"><text:s text:c="47"/>a variable defind inside a class is called class variable</text:p>
      <text:p text:style-name="P3"/>
      <text:p text:style-name="P10"><text:span text:style-name="T7">Function Overloading</text:span>: <text:s text:c="9"/></text:p>
      <text:p text:style-name="P10"><text:s text:c="47"/>n number of function having same name but different signature is <text:s text:c="21"/></text:p>
      <text:p text:style-name="P3"><text:s text:c="47"/><text:span text:style-name="T5">called </text:span>Function Overloading</text:p>
      <text:p text:style-name="P3"><text:tab/><text:tab/><text:tab/> <text:s text:c="11"/>signature:every functions having different number of argument</text:p>
      <text:p text:style-name="P10"><text:span text:style-name="T7">Inheritance: <text:s text:c="2"/></text:span><text:s text:c="25"/></text:p>
      <text:p text:style-name="P10"><text:s text:c="48"/>“deriving a new class from existing one is called inheritance”</text:p>
      <text:p text:style-name="P3"><text:tab/> <text:s text:c="35"/>“acquiring the property of parent by child class is called Inheritance”</text:p>
      <text:p text:style-name="P10"><text:span text:style-name="T7">Operator Overloading:</text:span> <text:s text:c="11"/></text:p>
      <text:p text:style-name="P10"><text:s text:c="49"/>it comes under the compiletime polymorphisam</text:p>
      <text:p text:style-name="P3"><text:tab/><text:tab/><text:tab/> <text:s text:c="12"/><text:span text:style-name="T2">it is nothing but different operator have different implementation </text:span></text:p>
      <text:p text:style-name="P3"><text:s text:c="49"/><text:span text:style-name="T5">depending on their argument</text:span></text:p>
      <text:p text:style-name="P3"/>
      <text:p text:style-name="P3"/>
      <text:p text:style-name="P11">Attribute Access: </text:p>
      <text:p text:style-name="P11"><text:span text:style-name="T3"><text:tab/><text:tab/><text:tab/><text:tab/>emp1.age=7</text:span></text:p>
      <text:p text:style-name="P11"><text:tab/><text:tab/><text:tab/><text:tab/><text:span text:style-name="T3">emp1.age=8</text:span></text:p>
      <text:p text:style-name="P11"><text:tab/><text:tab/><text:tab/><text:tab/><text:span text:style-name="T3">del.emp1.age</text:span></text:p>
      <text:p text:style-name="P11"/>
      <text:p text:style-name="P11"><text:s text:c="32"/><text:span text:style-name="T3">OR we can use the following function</text:span></text:p>
      <text:p text:style-name="P11"><text:span text:style-name="T3"><text:tab/><text:tab/> <text:s text:c="8"/>1. hasattr(emp1,'age') <text:s text:c="20"/>#return value of age attribute</text:span><text:tab/></text:p>
      <text:p text:style-name="P3"><text:tab/><text:tab/> <text:s text:c="8"/><text:span text:style-name="T3">2.setattr(emp1,'age',8) <text:s text:c="19"/>#get attribute at age 8</text:span></text:p>
      <text:p text:style-name="P3"><text:tab/><text:tab/> <text:s text:c="9"/><text:span text:style-name="T3">3.delattr(emp1,'age') <text:s/><text:tab/><text:tab/> <text:s text:c="4"/>#deleting attribute age</text:span></text:p>
      <text:p text:style-name="P6"/>
      <text:p text:style-name="P6"/>
      <text:p text:style-name="P6"/>
      <text:p text:style-name="P7"><text:span text:style-name="T3">Built in class Attribute:</text:span></text:p>
      <text:p text:style-name="P7"><text:s text:c="14"/></text:p>
      <text:p text:style-name="P7"><text:s text:c="14"/><text:span text:style-name="T3">every python class keeps following built in attribute they can be access using dot operator</text:span></text:p>
      <text:p text:style-name="P7"/>
      <text:p text:style-name="P7"><text:span text:style-name="T3">1. __dict__ <text:s text:c="4"/>: <text:s/>dictionary contain the class name space</text:span></text:p>
      <text:p text:style-name="P7"><text:span text:style-name="T3">2.__doc__ <text:s text:c="5"/>: <text:s text:c="2"/>class documentation string or none if undefined</text:span></text:p>
      <text:p text:style-name="P7"><text:span text:style-name="T3">3.__name__ <text:s text:c="2"/>: <text:s text:c="3"/>class name</text:span></text:p>
      <text:p text:style-name="P7"><text:soft-page-break/><text:span text:style-name="T3">4.__module__: <text:s text:c="3"/>module name in which the class is defined</text:span><text:tab/> <text:s/></text:p>
      <text:p text:style-name="P12">5.__bases__ <text:s text:c="2"/>: <text:s text:c="4"/><text:span text:style-name="T4">a possible empty tupple containing the base class in the order of their occurance <text:s text:c="19"/></text:span></text:p>
      <text:p text:style-name="P13"><text:s text:c="29"/><text:span text:style-name="T4">in the base class</text:span></text:p>
      <text:p text:style-name="P17"/>
      <text:p text:style-name="P17">Example:</text:p>
      <text:p text:style-name="P17">print “Employe.__doc__”,Employe.__doc__ <text:s text:c="13"/>#Employe is class name</text:p>
      <text:p text:style-name="P18">print Employee.__name__</text:p>
      <text:p text:style-name="P18">print Employee.__doc__</text:p>
      <text:p text:style-name="P18">print Employee.__module__</text:p>
      <text:p text:style-name="P18">print Employee.__bases__</text:p>
      <text:p text:style-name="P18">print Employee.__dict__</text:p>
      <text:p text:style-name="P18"/>
      <text:p text:style-name="P18"/>
      <text:p text:style-name="P18"/>
      <text:p text:style-name="P18"/>
      <text:p text:style-name="P4">Creating a class in python</text:p>
      <text:p text:style-name="P4"/>
      <text:p text:style-name="P4"/>
      <text:p text:style-name="P4">class Classname:</text:p>
      <text:p text:style-name="P4"/>
      <text:p text:style-name="P4">Example:</text:p>
      <text:p text:style-name="P4"/>
      <text:p text:style-name="P4">class Employe:</text:p>
      <text:p text:style-name="P4"/>
      <text:p text:style-name="P4"><text:s text:c="25"/>#common base class to all employe</text:p>
      <text:p text:style-name="P4"><text:tab/><text:tab/> <text:s/>empcnt=0</text:p>
      <text:p text:style-name="P4"><text:tab/><text:tab/> <text:s/>def __init__(self,name,salary):</text:p>
      <text:p text:style-name="P4"><text:tab/><text:tab/><text:tab/>self.name=name</text:p>
      <text:p text:style-name="P4"><text:tab/><text:tab/><text:tab/>self.salary=salary</text:p>
      <text:p text:style-name="P4"><text:tab/><text:tab/><text:tab/>Employe.emp.cnt+=1</text:p>
      <text:p text:style-name="P4"><text:tab/><text:tab/> <text:s/></text:p>
      <text:p text:style-name="P14"><text:s text:c="27"/>def <text:span text:style-name="T4">displaycnt(self):</text:span></text:p>
      <text:p text:style-name="P14"><text:tab/><text:tab/> <text:s text:c="3"/><text:tab/><text:span text:style-name="T4">print 'Total employe%d”%Employe,empcnt</text:span></text:p>
      <text:p text:style-name="P14"><text:tab/><text:tab/> <text:s text:c="3"/><text:span text:style-name="T4">def displayEmplye(self):</text:span></text:p>
      <text:p text:style-name="P14"><text:tab/><text:tab/> <text:s text:c="4"/><text:tab/><text:span text:style-name="T4">print 'Name:',self.name,'salary:',self.salary</text:span></text:p>
      <text:p text:style-name="P14"/>
      <text:p text:style-name="P14"><text:span text:style-name="T4">#creating a object</text:span></text:p>
      <text:p text:style-name="P14"><text:span text:style-name="T4">emp1=Employe('ishaque',2000) <text:s text:c="2"/>#this would creat a first object</text:span></text:p>
      <text:p text:style-name="P17">emp2=Employe('shaikh',5000) <text:s text:c="3"/>#this would creat a second object</text:p>
      <text:p text:style-name="P17">emp1.displaycnt()</text:p>
      <text:p text:style-name="P17">emp1.displayEmploye(self) </text:p>
      <text:p text:style-name="P17">emp2.displaycnt()</text:p>
      <text:p text:style-name="P14"><text:span text:style-name="T4">emp2.displayEmploye(self)</text:span></text:p>
      <text:p text:style-name="P14"/>
      <text:p text:style-name="P14"/>
      <text:p text:style-name="P15"><text:span text:style-name="T4">Destroying the object (garbage collection)</text:span></text:p>
      <text:p text:style-name="P15"/>
      <text:p text:style-name="P18">a=40 <text:s text:c="11"/>#creat a object</text:p>
      <text:p text:style-name="P18">b=a <text:s text:c="13"/>#increase the reference count</text:p>
      <text:p text:style-name="P18">c=[b] <text:s text:c="10"/>#decress the reference count</text:p>
      <text:p text:style-name="P18">del a <text:s text:c="11"/>#decrease the reference count</text:p>
      <text:p text:style-name="P18">b=100</text:p>
      <text:p text:style-name="P18"><text:soft-page-break/>c[0]=-1 <text:s text:c="7"/>#increase the reference count</text:p>
      <text:p text:style-name="P18"/>
      <text:p text:style-name="P18">__del__() <text:s text:c="4"/>it is called a destructor</text:p>
      <text:p text:style-name="P18"/>
      <text:p text:style-name="P18"/>
      <text:p text:style-name="P18">Example:</text:p>
      <text:p text:style-name="P15"/>
      <text:p text:style-name="P18">class point:</text:p>
      <text:p text:style-name="P18"><text:tab/>X = 0</text:p>
      <text:p text:style-name="P18"><text:tab/>Y = 0</text:p>
      <text:p text:style-name="P18"><text:tab/>def __init__(self,n=0,z=0):</text:p>
      <text:p text:style-name="P18"><text:tab/><text:tab/>print 'in init'</text:p>
      <text:p text:style-name="P18"><text:tab/><text:tab/>self.x = n</text:p>
      <text:p text:style-name="P18"><text:tab/><text:tab/>self.y = z</text:p>
      <text:p text:style-name="P18"><text:tab/>def display(self):</text:p>
      <text:p text:style-name="P18"><text:tab/><text:tab/>print 'x ===',self.x</text:p>
      <text:p text:style-name="P18"><text:tab/><text:tab/>print 'y ===',self.y</text:p>
      <text:p text:style-name="P18"><text:tab/>def __del__(self):</text:p>
      <text:p text:style-name="P18"><text:tab/><text:tab/>self.display()</text:p>
      <text:p text:style-name="P18"><text:tab/><text:tab/>class_name = self.__class__.__name__</text:p>
      <text:p text:style-name="P18"><text:tab/><text:tab/>print 'CLASS WITH NAME ::: ',class_name,' ::: destroyed'</text:p>
      <text:p text:style-name="P18">pt1 = point()</text:p>
      <text:p text:style-name="P18">pt2 = pt1</text:p>
      <text:p text:style-name="P18">pt3 = pt2</text:p>
      <text:p text:style-name="P18">pt4 = point(10,20)</text:p>
      <text:p text:style-name="P18">pt5 = point(10,20)</text:p>
      <text:p text:style-name="P18">print id(pt1),id(pt2),id(pt3)</text:p>
      <text:p text:style-name="P18">print id(pt4),id(pt5)</text:p>
      <text:p text:style-name="P18"/>
      <text:p text:style-name="P18"/>
      <text:p text:style-name="P18"/>
      <text:p text:style-name="P18">File based Example </text:p>
      <text:p text:style-name="P16"/>
      <text:p text:style-name="P19">#!/usr/bin/python</text:p>
      <text:p text:style-name="P19">class textfile:</text:p>
      <text:p text:style-name="P19"><text:tab/>ntfiles = 0# count of number of textfile objects</text:p>
      <text:p text:style-name="P19"><text:tab/></text:p>
      <text:p text:style-name="P19"><text:tab/>def __init__(self,fname):</text:p>
      <text:p text:style-name="P19"><text:tab/><text:tab/>textfile.ntfiles+=1</text:p>
      <text:p text:style-name="P19"><text:tab/><text:tab/>self.name=fname#name</text:p>
      <text:p text:style-name="P19"><text:tab/><text:tab/>self.fh = open(fname)#handle for the file</text:p>
      <text:p text:style-name="P19"><text:tab/><text:tab/>self.lines = self.fh.readlines()</text:p>
      <text:p text:style-name="P19"><text:tab/><text:tab/>self.nlines = len(self.lines)#number of lines</text:p>
      <text:p text:style-name="P19"><text:tab/><text:tab/>self.nwords = 0#number of words</text:p>
      <text:p text:style-name="P19"><text:tab/><text:tab/>self.wordcount()</text:p>
      <text:p text:style-name="P19"><text:tab/>def wordcount(self):</text:p>
      <text:p text:style-name="P19"><text:tab/><text:tab/>"finds the number of words in the file"</text:p>
      <text:p text:style-name="P19"><text:tab/><text:tab/>for l in self.lines:</text:p>
      <text:p text:style-name="P19"><text:tab/><text:tab/><text:tab/>w = l.split()</text:p>
      <text:p text:style-name="P19"><text:tab/><text:tab/><text:tab/>self.nwords+=len(w)<text:tab/></text:p>
      <text:p text:style-name="P19"><text:tab/>def grep(self,target):</text:p>
      <text:p text:style-name="P19"><text:tab/><text:tab/>"prints out all lines containing target"</text:p>
      <text:p text:style-name="P19"><text:soft-page-break/><text:tab/><text:tab/>for i in self.lines:</text:p>
      <text:p text:style-name="P19"><text:tab/><text:tab/><text:tab/>if i.find(target)&gt;=0:</text:p>
      <text:p text:style-name="P19"><text:tab/><text:tab/><text:tab/><text:tab/>print i</text:p>
      <text:p text:style-name="P19">file1 = textfile('file1.txt')</text:p>
      <text:p text:style-name="P19">file2 = textfile('file2.txt')</text:p>
      <text:p text:style-name="P19">print "The number of textfles open",file1.ntfiles</text:p>
      <text:p text:style-name="P19">print "Some info about them(name,lines,words):"</text:p>
      <text:p text:style-name="P19">for myfile in [file1,file2]:</text:p>
      <text:p text:style-name="P19"><text:tab/>print myfile.name,myfile.nlines,myfile.nwords</text:p>
      <text:p text:style-name="P19">file1.grep('example')<text:tab/></text:p>
      <text:p text:style-name="P15"/>
      <text:p text:style-name="P15"/>
      <text:p text:style-name="P20">File based Example with <text:s/>static method</text:p>
      <text:p text:style-name="P20"/>
      <text:p text:style-name="P20"/>
      <text:p text:style-name="P20"/>
      <text:p text:style-name="P20"/>
      <text:p text:style-name="P20">#!/usr/bin/python</text:p>
      <text:p text:style-name="P20">class textfile:</text:p>
      <text:p text:style-name="P20"><text:tab/>_ntfiles = 0# count of number of textfile objects</text:p>
      <text:p text:style-name="P20"><text:tab/>@staticmethod</text:p>
      <text:p text:style-name="P20"><text:tab/>def totfiles1():</text:p>
      <text:p text:style-name="P20"><text:tab/><text:tab/>print 'no.of text files (way1) is' , textfile.ntfiles</text:p>
      <text:p text:style-name="P20"><text:tab/><text:tab/>return </text:p>
      <text:p text:style-name="P20"/>
      <text:p text:style-name="P20"><text:tab/>def totfiles():</text:p>
      <text:p text:style-name="P20"><text:tab/><text:tab/>print 'number of textfiles (way2) are',textfile.ntfiles</text:p>
      <text:p text:style-name="P20"><text:tab/><text:tab/>return</text:p>
      <text:p text:style-name="P20"/>
      <text:p text:style-name="P20"><text:tab/>totfiles2 = staticmethod(totfiles)</text:p>
      <text:p text:style-name="P20"/>
      <text:p text:style-name="P20"><text:tab/>def __init__(self,fname):</text:p>
      <text:p text:style-name="P20"><text:tab/><text:tab/>textfile.ntfiles+=1</text:p>
      <text:p text:style-name="P20"><text:tab/><text:tab/>self.name=fname#name</text:p>
      <text:p text:style-name="P20"><text:tab/><text:tab/>self.fh = open(fname)#handle for the file</text:p>
      <text:p text:style-name="P20"><text:tab/><text:tab/>self.lines = self.fh.readlines()</text:p>
      <text:p text:style-name="P20"><text:tab/><text:tab/>self.nlines = len(self.lines)#number of lines</text:p>
      <text:p text:style-name="P20"><text:tab/><text:tab/>self.nwords = 0#number of words</text:p>
      <text:p text:style-name="P20"><text:tab/><text:tab/>self.wordcount()</text:p>
      <text:p text:style-name="P20"><text:tab/>def wordcount(self):</text:p>
      <text:p text:style-name="P20"><text:tab/><text:tab/>"finds the number of words in the file"</text:p>
      <text:p text:style-name="P20"><text:tab/><text:tab/>for l in self.lines:</text:p>
      <text:p text:style-name="P20"><text:tab/><text:tab/><text:tab/>w = l.split()</text:p>
      <text:p text:style-name="P20"><text:tab/><text:tab/><text:tab/>self.nwords+=len(w)<text:tab/></text:p>
      <text:p text:style-name="P20"><text:tab/>def grep(self,target):</text:p>
      <text:p text:style-name="P20"><text:tab/><text:tab/>"prints out all lines containing target"</text:p>
      <text:p text:style-name="P20"><text:tab/><text:tab/>for i in self.lines:</text:p>
      <text:p text:style-name="P20"><text:tab/><text:tab/><text:tab/>if i.find(target)&gt;=0:</text:p>
      <text:p text:style-name="P20"><text:tab/><text:tab/><text:tab/><text:tab/>print i</text:p>
      <text:p text:style-name="P20">file1 = textfile('file1.txt')</text:p>
      <text:p text:style-name="P20">file2 = textfile('file2.txt')</text:p>
      <text:p text:style-name="P20">print "The number of textfles open",file1.ntfiles</text:p>
      <text:p text:style-name="P20"><text:soft-page-break/>print "Some info about them(name,lines,words):"</text:p>
      <text:p text:style-name="P20">for myfile in [file1,file2]:</text:p>
      <text:p text:style-name="P20"><text:tab/>print myfile.name,myfile.nlines,myfile.nwords</text:p>
      <text:p text:style-name="P20">file1.grep('example')<text:tab/></text:p>
      <text:p text:style-name="P20"/>
      <text:p text:style-name="P20">print "'''''",textfile.__ntfiles</text:p>
      <text:p text:style-name="P20">textfile.totfiles1()</text:p>
      <text:p text:style-name="P20">textfile.totfiles2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8:06:10.100158368</meta:creation-date>
    <dc:date>2017-02-10T10:54:03.672331109</dc:date>
    <meta:editing-duration>PT40M54S</meta:editing-duration>
    <meta:editing-cycles>6</meta:editing-cycles>
    <meta:generator>LibreOffice/4.2.3.3$Linux_X86_64 LibreOffice_project/420m0$Build-3</meta:generator>
    <meta:document-statistic meta:table-count="0" meta:image-count="0" meta:object-count="0" meta:page-count="5" meta:paragraph-count="173" meta:word-count="641" meta:character-count="6292" meta:non-whitespace-character-count="4374"/>
  </office:meta>
</office:document-meta>
</file>